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svg:font-family="A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Standard">
      <style:paragraph-properties fo:line-height="150%">
        <style:tab-stops>
          <style:tab-stop style:position="15.189cm" style:type="right"/>
        </style:tab-stops>
      </style:paragraph-properties>
      <style:text-properties style:font-name="Ar\" fo:font-size="11pt" fo:font-weight="bold" officeooo:rsid="001b9f71" officeooo:paragraph-rsid="001b9f71" style:font-size-asian="11pt" style:font-weight-asian="bold" style:font-size-complex="11pt" style:font-weight-complex="bold"/>
    </style:style>
    <style:style style:name="P3" style:family="paragraph" style:parent-style-name="Standard">
      <style:paragraph-properties fo:line-height="150%">
        <style:tab-stops>
          <style:tab-stop style:position="15.189cm" style:type="right"/>
        </style:tab-stops>
      </style:paragraph-properties>
      <style:text-properties style:font-name="Ar\" fo:font-size="11pt" officeooo:rsid="0017368a" officeooo:paragraph-rsid="00156871" style:font-size-asian="11pt" style:font-size-complex="11pt"/>
    </style:style>
    <style:style style:name="P4" style:family="paragraph" style:parent-style-name="Standard">
      <style:paragraph-properties fo:line-height="150%">
        <style:tab-stops>
          <style:tab-stop style:position="15.189cm" style:type="right"/>
        </style:tab-stops>
      </style:paragraph-properties>
      <style:text-properties style:font-name="Ar\" fo:font-size="11pt" officeooo:rsid="001c38c1" officeooo:paragraph-rsid="001c38c1" style:font-size-asian="11pt" style:font-size-complex="11pt"/>
    </style:style>
    <style:style style:name="P5" style:family="paragraph" style:parent-style-name="Standard">
      <style:paragraph-properties fo:line-height="150%">
        <style:tab-stops>
          <style:tab-stop style:position="15.189cm" style:type="right"/>
        </style:tab-stops>
      </style:paragraph-properties>
      <style:text-properties style:font-name="Ar\" fo:font-size="11pt" officeooo:rsid="002352c1" officeooo:paragraph-rsid="002352c1" style:font-size-asian="11pt" style:font-size-complex="11pt"/>
    </style:style>
    <style:style style:name="P6" style:family="paragraph" style:parent-style-name="Standard" style:master-page-name="Default_20_Page_20_Style1">
      <style:paragraph-properties fo:line-height="150%" style:page-number="1">
        <style:tab-stops>
          <style:tab-stop style:position="15.189cm" style:type="right"/>
        </style:tab-stops>
      </style:paragraph-properties>
      <style:text-properties style:font-name="Ar\" fo:font-size="11pt" fo:font-weight="bold" officeooo:rsid="0017368a" officeooo:paragraph-rsid="0017368a" style:font-size-asian="11pt" style:font-weight-asian="bold" style:font-size-complex="11pt" style:font-weight-complex="bold"/>
    </style:style>
    <style:style style:name="P7"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56871" style:font-size-asian="11pt" style:font-size-complex="11pt"/>
    </style:style>
    <style:style style:name="P8"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c38c1" style:font-size-asian="11pt" style:font-size-complex="11pt"/>
    </style:style>
    <style:style style:name="P9" style:family="paragraph" style:parent-style-name="Standard" style:list-style-name="L1">
      <style:paragraph-properties fo:line-height="150%">
        <style:tab-stops>
          <style:tab-stop style:position="15.189cm" style:type="right"/>
        </style:tab-stops>
      </style:paragraph-properties>
      <style:text-properties style:font-name="Ar\" fo:font-size="11pt" officeooo:rsid="0018fc86" officeooo:paragraph-rsid="001b9f71" style:font-size-asian="11pt" style:font-size-complex="11pt"/>
    </style:style>
    <style:style style:name="T1" style:family="text">
      <style:text-properties officeooo:rsid="008e84cb"/>
    </style:style>
    <style:style style:name="T2" style:family="text">
      <style:text-properties officeooo:rsid="00e9c1ec"/>
    </style:style>
    <style:style style:name="T3" style:family="text">
      <style:text-properties officeooo:rsid="00156871"/>
    </style:style>
    <style:style style:name="T4" style:family="text">
      <style:text-properties officeooo:rsid="0017368a"/>
    </style:style>
    <style:style style:name="T5" style:family="text">
      <style:text-properties fo:font-weight="normal" officeooo:rsid="0026a6d6" style:font-weight-asian="normal" style:font-weight-complex="normal"/>
    </style:style>
    <style:style style:name="T6" style:family="text">
      <style:text-properties fo:font-weight="normal" officeooo:rsid="0027e74f" style:font-weight-asian="normal" style:font-weight-complex="normal"/>
    </style:style>
    <style:style style:name="T7" style:family="text">
      <style:text-properties fo:font-weight="normal" officeooo:rsid="00282280" style:font-weight-asian="normal" style:font-weight-complex="normal"/>
    </style:style>
    <style:style style:name="T8" style:family="text">
      <style:text-properties fo:font-weight="normal" officeooo:rsid="0029283f" style:font-weight-asian="normal" style:font-weight-complex="normal"/>
    </style:style>
    <style:style style:name="T9" style:family="text">
      <style:text-properties officeooo:rsid="002352c1"/>
    </style:style>
    <style:style style:name="T10" style:family="text">
      <style:text-properties officeooo:rsid="0024bc5c"/>
    </style:style>
    <style:style style:name="T11" style:family="text">
      <style:text-properties officeooo:rsid="0026a6d6"/>
    </style:style>
    <style:style style:name="T12" style:family="text">
      <style:text-properties officeooo:rsid="0028228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haltsverzeichnis</text:p>
      <text:p text:style-name="P3">Ich verstehe, dass die konkrete Verantwortung beim globalen Phänomen des Klimawandels auf den ersten Blick schwer erkennbar erscheint. Dennoch kann ich Ihnen anhand der folgenden Betrachtungsweise die eindeutige Verantwortung der fossilen Energieträger aufzeigen.</text:p>
      <text:p text:style-name="P3">Darüber hinaus lassen sich bereits konkrete Schäden in sämtlichen Naturschutzgebieten und Gewässern Ihres Zuständigkeitsbereichs nachweisen.</text:p>
      <text:p text:style-name="P3">Zu guter Letzt ist auch Ihre persönliche Altersvorsorge von dieser Problematik betroffen, da die Beklagten diese durch ihre Handlungen aktiv gefährden.</text:p>
      <text:p text:style-name="P3"/>
      <text:p text:style-name="P2">Anlagen:</text:p>
      <text:list text:style-name="L1">
        <text:list-item>
          <text:p text:style-name="P7"><text:span text:style-name="T3">In der Anlage “Deutschlands rechtliche CO2-Verantwortung” wird eindeutig gezeigt, dass die Beklagten für die Schäden mitverantwortlich sind. Auch ohne </text:span><text:span text:style-name="T4">Z</text:span><text:span text:style-name="T3">utun der anderen Ländern oder Branchen trifft die Beklagten die Hauptschuld.</text:span></text:p>
        </text:list-item>
        <text:list-item>
          <text:p text:style-name="P9">In der Anlage “Konkrete Klimaschäden in <text:span text:style-name="T7">Mannheim</text:span>” werden echte Schäden in <text:span text:style-name="T12">Mannheim</text:span> aufgelistet. Die Schäden erreichen bereits jetzt <text:span text:style-name="T10">mehrstellige</text:span> <text:span text:style-name="T10">Millionenbeträge</text:span>.</text:p>
        </text:list-item>
        <text:list-item>
          <text:p text:style-name="P8">In der Anlage “Klimakosten-Kipppunkt” wird klar aufgezeigt, dass die Beklagten Ihre persönliche Rente, so wie die aller <text:span text:style-name="T8">Mannheimer</text:span>, vernichte<text:span text:style-name="T10">n.</text:span></text:p>
          <text:p text:style-name="P8"/>
        </text:list-item>
      </text:list>
      <text:p text:style-name="P4">Die Beklagten haben von der Politik keine Lizenz zum Töten alla § 007 erhalten. Ich darf auch nicht einfach Naturschutzgebiete mit meinem Auto beschädigen, obwohl ich eine Betriebserlaubnis und Führerschein besitze. Ein entsprechendes Urteil könnte die Politik aber dazu zwingen eine solche zu erteilen. Auch bin ich nicht von der Haftung befreit wenn ich mit Freunden <text:span text:style-name="T9">gemeinsam mit mehreren </text:span>Auto<text:span text:style-name="T9">s</text:span> <text:span text:style-name="T9">Umweltschäden verursache</text:span> <text:span text:style-name="T9">nur weil ich </text:span>nicht mehr alleine verantwortlich für den angerichteten Schaden wäre.</text:p>
      <text:p text:style-name="P5">Ich kann keinen verwaltungsrechtlichen Paragraphen erkennen der eine Entbindung von allen anderen Gesetze beinhalt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svg:font-family="A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ndnote" style:page-layout-name="Mpm3" draw:style-name="Mdp1"/>
    <style:master-page style:name="Default_20_Page_20_Style1" style:display-name="Default Page Style1" style:page-layout-name="Mpm4" draw:style-name="Mdp1">
      <style:header>
        <text:p text:style-name="MP1"><text:tab/></text:p>
      </style:header>
    </style:master-page>
    <style:master-page style:name="Default_20_Page_20_Style2" style:display-name="Default Page Style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 style:display-name="Default Page Style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 style:display-name="Default Page Style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 style:display-name="Default Page Style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 style:display-name="Default Page Style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 style:display-name="Default Page Style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 style:display-name="Default Page Style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 style:display-name="Default Page Style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 style:display-name="Default Page Style1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1" style:display-name="Default Page Style1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2" style:display-name="Default Page Style1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3" style:display-name="Default Page Style1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4" style:display-name="Default Page Style1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5" style:display-name="Default Page Style1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6" style:display-name="Default Page Style1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7" style:display-name="Default Page Style1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8" style:display-name="Default Page Style1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9" style:display-name="Default Page Style1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0" style:display-name="Default Page Style2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1" style:display-name="Default Page Style2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2" style:display-name="Default Page Style2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3" style:display-name="Default Page Style2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4" style:display-name="Default Page Style2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5" style:display-name="Default Page Style2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6" style:display-name="Default Page Style2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7" style:display-name="Default Page Style2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8" style:display-name="Default Page Style2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9" style:display-name="Default Page Style2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0" style:display-name="Default Page Style3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1" style:display-name="Default Page Style3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2" style:display-name="Default Page Style3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3" style:display-name="Default Page Style3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4" style:display-name="Default Page Style3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5" style:display-name="Default Page Style3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6" style:display-name="Default Page Style3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7" style:display-name="Default Page Style3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8" style:display-name="Default Page Style3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9" style:display-name="Default Page Style3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0" style:display-name="Default Page Style4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1" style:display-name="Default Page Style4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2" style:display-name="Default Page Style4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3" style:display-name="Default Page Style4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4" style:display-name="Default Page Style4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5" style:display-name="Default Page Style4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6" style:display-name="Default Page Style4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7" style:display-name="Default Page Style4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8" style:display-name="Default Page Style4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9" style:display-name="Default Page Style4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0" style:display-name="Default Page Style5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1" style:display-name="Default Page Style5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2" style:display-name="Default Page Style5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3" style:display-name="Default Page Style5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4" style:display-name="Default Page Style5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5" style:display-name="Default Page Style5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6" style:display-name="Default Page Style5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7" style:display-name="Default Page Style5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8" style:display-name="Default Page Style5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9" style:display-name="Default Page Style5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0" style:display-name="Default Page Style6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1" style:display-name="Default Page Style6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2" style:display-name="Default Page Style6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3" style:display-name="Default Page Style6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4" style:display-name="Default Page Style6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5" style:display-name="Default Page Style6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6" style:display-name="Default Page Style6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7" style:display-name="Default Page Style6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8" style:display-name="Default Page Style6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9" style:display-name="Default Page Style6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0" style:display-name="Default Page Style7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1" style:display-name="Default Page Style7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2" style:display-name="Default Page Style7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3" style:display-name="Default Page Style7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4" style:display-name="Default Page Style7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5" style:display-name="Default Page Style7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6" style:display-name="Default Page Style7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7" style:display-name="Default Page Style7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8" style:display-name="Default Page Style7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9" style:display-name="Default Page Style7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0" style:display-name="Default Page Style8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1" style:display-name="Default Page Style8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2" style:display-name="Default Page Style8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3" style:display-name="Default Page Style8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4" style:display-name="Default Page Style8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5" style:display-name="Default Page Style8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6" style:display-name="Default Page Style8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7" style:display-name="Default Page Style8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8" style:display-name="Default Page Style8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9" style:display-name="Default Page Style8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0" style:display-name="Default Page Style9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1" style:display-name="Default Page Style9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2" style:display-name="Default Page Style9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3" style:display-name="Default Page Style9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4" style:display-name="Default Page Style9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5" style:display-name="Default Page Style9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6" style:display-name="Default Page Style9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7" style:display-name="Default Page Style9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8" style:display-name="Default Page Style9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9" style:display-name="Default Page Style9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0" style:display-name="Default Page Style10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1" style:display-name="Default Page Style10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2" style:display-name="Default Page Style10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6-24T07:09:10.006900926</dc:date>
    <meta:print-date>2025-06-24T07:08:46.234402163</meta:print-date>
    <meta:editing-cycles>365</meta:editing-cycles>
    <meta:editing-duration>PT13H6M57S</meta:editing-duration>
    <meta:printed-by>PDF files</meta:printed-by>
    <meta:document-statistic meta:table-count="0" meta:image-count="0" meta:object-count="0" meta:page-count="1" meta:paragraph-count="112" meta:word-count="1342" meta:character-count="10125" meta:non-whitespace-character-count="8795"/>
    <meta:user-defined meta:name="Info 1"/>
    <meta:user-defined meta:name="Info 2"/>
    <meta:user-defined meta:name="Info 3"/>
    <meta:user-defined meta:name="Info 4"/>
  </office:meta>
</office:document-meta>
</file>